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ea" svg:font-family="+mn-ea" style:font-pitch="variable"/>
    <style:font-face style:name="+mn-ea1" svg:font-family="+mn-ea"/>
    <style:font-face style:name="Arial" svg:font-family="Arial" style:font-family-generic="roman"/>
    <style:font-face style:name="Arial1" svg:font-family="Arial" style:font-family-generic="roman" style:font-pitch="variable"/>
    <style:font-face style:name="Arial2" svg:font-family="Arial"/>
    <style:font-face style:name="Calibri" svg:font-family="Calibri"/>
    <style:font-face style:name="Calibri1" svg:font-family="Calibri" style:font-pitch="variable"/>
    <style:font-face style:name="DejaVu Sans" svg:font-family="'DejaVu Sans'"/>
    <style:font-face style:name="DejaVu Sans1" svg:font-family="'DejaVu Sans'" style:font-family-generic="system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Poppins Medium" svg:font-family="'Poppins Medium'"/>
    <style:font-face style:name="Poppins Medium1" svg:font-family="'Poppins Medium'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writing-mode="lr-tb"/>
    </style:style>
    <style:style style:name="gr2" style:family="graphic" style:parent-style-name="standard" style:list-style-name="L1">
      <style:graphic-properties draw:stroke="none" svg:stroke-width="0cm" draw:fill="solid" draw:fill-color="#ff0000" loext:fill-use-slide-background="false" draw:textarea-horizontal-align="center" draw:textarea-vertical-align="bottom" draw:auto-grow-height="false" draw:auto-grow-width="false" draw:fit-to-size="false" style:shrink-to-fit="false" fo:min-height="0cm" fo:min-width="0cm" fo:padding-top="0.169cm" fo:padding-bottom="0.169cm" fo:padding-left="0.2cm" fo:padding-right="0.338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Title_20_Onl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solid" draw:fill-color="#ff0000"/>
      <style:paragraph-properties fo:margin-top="0cm" fo:margin-bottom="0cm" fo:line-height="100%" fo:text-align="center" style:font-independent-line-spacing="true"/>
      <style:text-properties style:font-name="Poppins Medium" fo:font-size="20pt" fo:language="en" fo:country="US" style:font-name-asian="DejaVu Sans" style:font-name-complex="DejaVu Sans"/>
    </style:style>
    <style:style style:name="P3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end" fo:text-indent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T1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Poppins Medium" fo:font-size="20pt" fo:letter-spacing="normal" fo:language="en" fo:country="US" fo:font-style="normal" style:text-underline-style="none" fo:font-weight="normal" fo:background-color="transparent" style:font-name-asian="DejaVu Sans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Poppins Medium" fo:font-size="20pt" fo:letter-spacing="normal" fo:language="en" fo:country="US" fo:font-style="normal" style:text-underline-style="none" fo:font-weight="normal" fo:background-color="transparent" style:font-name-asian="DejaVu Sans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name-asian="+mn-ea1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Only" presentation:presentation-page-layout-name="AL1T19">
        <draw:g draw:name="Group 12" draw:style-name="gr1">
          <draw:custom-shape draw:name="Rectangle 25" draw:style-name="gr2" draw:text-style-name="P2" draw:layer="layout" svg:width="5.299cm" svg:height="3.72cm" draw:transform="rotate (-0.00139626340159473) translate (13.485cm 7.417cm)">
            <text:p text:style-name="P1"><text:span text:style-name="T1">O</text:span></text:p>
            <text:p text:style-name="P1"><text:span text:style-name="T1">O</text:span><text:span text:style-name="T2"><text:line-break/></text:span><text:span text:style-name="T1">O</text:span></text:p>
            <draw:enhanced-geometry draw:mirror-horizontal="false" draw:mirror-vertical="false" draw:text-path="true" draw:text-path-mode="path" draw:text-path-scale="shape" svg:viewBox="0 0 21600 21600" draw:text-areas="0 0 21600 21600" draw:type="fontwork-arch-up-curve" draw:modifiers="196.224916666667" draw:enhanced-path="W 0 0 21600 21600 ?f2 ?f3 ?f4 ?f3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handle draw:handle-position="10800 $0" draw:handle-polar="10800 10800"/>
            </draw:enhanced-geometry>
          </draw:custom-shape>
        </draw:g>
        <presentation:notes draw:style-name="dp2">
          <draw:page-thumbnail draw:name="PlaceHolder 1" draw:style-name="gr3" draw:layer="layout" svg:width="19.774cm" svg:height="11.126cm" svg:x="0.609cm" svg:y="2.258cm" draw:page-number="1" presentation:class="page"/>
          <draw:frame draw:name="PlaceHolder 2" presentation:style-name="pr1" draw:text-style-name="P3" draw:layer="layout" svg:width="16.791cm" svg:height="13.356cm" svg:x="2.1cm" svg:y="14.107cm" presentation:class="notes" presentation:placeholder="true" presentation:user-transformed="true">
            <draw:text-box/>
          </draw:frame>
          <draw:frame draw:name="PlaceHolder 3" presentation:style-name="pr2" draw:text-style-name="P5" draw:layer="layout" svg:width="9.105cm" svg:height="1.476cm" svg:x="11.886cm" svg:y="28.215cm" presentation:class="page-number" presentation:user-transformed="true">
            <draw:text-box>
              <text:p text:style-name="P4"><text:span text:style-name="T3"><text:page-number>&lt;szám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ea" svg:font-family="+mn-ea" style:font-pitch="variable"/>
    <style:font-face style:name="+mn-ea1" svg:font-family="+mn-ea"/>
    <style:font-face style:name="Arial" svg:font-family="Arial" style:font-family-generic="roman"/>
    <style:font-face style:name="Arial1" svg:font-family="Arial" style:font-family-generic="roman" style:font-pitch="variable"/>
    <style:font-face style:name="Arial2" svg:font-family="Arial"/>
    <style:font-face style:name="Calibri" svg:font-family="Calibri"/>
    <style:font-face style:name="Calibri1" svg:font-family="Calibri" style:font-pitch="variable"/>
    <style:font-face style:name="DejaVu Sans" svg:font-family="'DejaVu Sans'"/>
    <style:font-face style:name="DejaVu Sans1" svg:font-family="'DejaVu Sans'" style:font-family-generic="system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Poppins Medium" svg:font-family="'Poppins Medium'"/>
    <style:font-face style:name="Poppins Medium1" svg:font-family="'Poppins Medium'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Alakzatok" draw:style="rectangular" draw:cx="50%" draw:cy="50%" draw:start-color="#cccccc" draw:end-color="#ffffff" draw:start-intensity="100%" draw:end-intensity="100%" draw:angle="0deg" draw:border="0%"/>
    <draw:gradient draw:name="Kitöltött" draw:style="linear" draw:start-color="#ffffff" draw:end-color="#cccccc" draw:start-intensity="100%" draw:end-intensity="100%" draw:angle="30deg" draw:border="0%"/>
    <draw:gradient draw:name="Kitöltött_20_kék" draw:display-name="Kitöltött kék" draw:style="linear" draw:start-color="#729fcf" draw:end-color="#355269" draw:start-intensity="100%" draw:end-intensity="100%" draw:angle="30deg" draw:border="0%"/>
    <draw:gradient draw:name="Kitöltött_20_sárga" draw:display-name="Kitöltött sárga" draw:style="linear" draw:start-color="#ffde59" draw:end-color="#b47804" draw:start-intensity="100%" draw:end-intensity="100%" draw:angle="30deg" draw:border="0%"/>
    <draw:gradient draw:name="Kitöltött_20_vörös" draw:display-name="Kitöltött vörös" draw:style="linear" draw:start-color="#ff6d6d" draw:end-color="#c9211e" draw:start-intensity="100%" draw:end-intensity="100%" draw:angle="30deg" draw:border="0%"/>
    <draw:gradient draw:name="Kitöltött_20_zöld" draw:display-name="Kitöltött zöld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hu" fo:country="HU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 style:parent-style-name="Shapes">
      <style:graphic-properties draw:fill="gradient" draw:fill-gradient-name="Kitöltött"/>
    </style:style>
    <style:style style:name="Filled_20_Blue" style:display-name="Filled Blue" style:family="graphic" style:parent-style-name="Filled">
      <style:graphic-properties draw:fill-gradient-name="Kitöltött_20_kék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Kitöltött_20_zö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Kitöltött_20_vörö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Kitöltött_20_sárga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21.2999992370605pt" style:font-size-asian="14pt" style:font-size-complex="1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hu" fo:country="HU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1.2999992370605pt" fo:letter-spacing="normal" fo:language="en" fo:country="US" fo:font-style="normal" style:text-underline-style="none" fo:font-weight="normal" fo:background-color="transparent" style:font-size-asian="21.2999992370605pt" style:font-style-asian="normal" style:font-weight-asian="normal" style:font-size-complex="21.299999237060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szám&gt;</text:page-number></text:p>
        </draw:text-box>
      </draw:frame>
    </style:handout-master>
    <style:master-page style:name="Title_20_Only" style:display-name="Title Only" style:page-layout-name="PM1" draw:style-name="Mdp1">
      <loext:theme loext:name="Office Theme">
        <loext:color-table loext:name="Office Them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PlaceHolder 1" presentation:style-name="Title_20_Only-title" draw:layer="backgroundobjects" svg:width="29.198cm" svg:height="3.678cm" svg:x="2.328cm" svg:y="1.014cm" presentation:class="title" presentation:placeholder="true" presentation:user-transformed="true">
        <draw:text-box/>
      </draw:frame>
      <draw:frame draw:name="PlaceHolder 2" presentation:style-name="Mpr1" draw:text-style-name="MP6" draw:layer="backgroundobjects" svg:width="11.423cm" svg:height="1.01cm" svg:x="11.215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3" presentation:style-name="Mpr1" draw:text-style-name="MP8" draw:layer="backgroundobjects" svg:width="7.614cm" svg:height="1.01cm" svg:x="23.912cm" svg:y="17.657cm" presentation:class="page-number" presentation:user-transformed="true">
        <draw:text-box>
          <text:p text:style-name="MP7"><text:span text:style-name="MT2"><text:page-number>&lt;szám&gt;</text:page-number></text:span></text:p>
        </draw:text-box>
      </draw:frame>
      <draw:frame draw:name="PlaceHolder 4" presentation:style-name="Mpr1" draw:text-style-name="MP6" draw:layer="backgroundobjects" svg:width="7.614cm" svg:height="1.01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2"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szám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1-17T10:12:06</meta:creation-date>
    <meta:initial-creator>Armstrong, India</meta:initial-creator>
    <dc:language>en-US</dc:language>
    <meta:print-date>2022-02-18T11:24:58</meta:print-date>
    <dc:date>2023-01-11T02:05:00</dc:date>
    <meta:editing-cycles>117</meta:editing-cycles>
    <dc:title>PowerPoint Presentation</dc:title>
    <meta:editing-duration>P2DT23H30M</meta:editing-duration>
    <meta:generator>LibreOfficeDev/7.6.0.0.alpha0$Windows_X86_64 LibreOffice_project/1d039ad88968da49acf9ae9f1166959b95a7eb1d</meta:generator>
    <meta:document-statistic meta:object-count="25"/>
    <meta:user-defined meta:name="AppVersion">15.0000</meta:user-defined>
    <meta:user-defined meta:name="Company">Deloitte Touche Tohmatsu Services, Inc.</meta:user-defined>
    <meta:user-defined meta:name="ContentTypeId">0x0101004E85C0C18C362341AC2F2BB5F0B2550A</meta:user-defined>
    <meta:user-defined meta:name="HiddenSlides" meta:value-type="float">16</meta:user-defined>
    <meta:user-defined meta:name="MMClips" meta:value-type="float">1</meta:user-defined>
    <meta:user-defined meta:name="Notes" meta:value-type="float">1</meta:user-defined>
    <meta:user-defined meta:name="PresentationFormat" meta:value-type="string">Custom</meta:user-defined>
    <meta:user-defined meta:name="Slides" meta:value-type="float">1</meta:user-defined>
  </office:meta>
</office:document-meta>
</file>